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7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6.3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6.7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6.4cm"/>
    </style:style>
    <style:style style:name="gr6" style:family="graphic" style:parent-style-name="standard">
      <style:graphic-properties draw:textarea-horizontal-align="justify" draw:textarea-vertical-align="middle" draw:auto-grow-height="false" fo:min-height="16.05cm" fo:min-width="11.7cm"/>
    </style:style>
    <style:style style:name="gr7" style:family="graphic" style:parent-style-name="standard">
      <style:graphic-properties draw:textarea-horizontal-align="justify" draw:textarea-vertical-align="middle" draw:auto-grow-height="false" fo:min-height="5.65cm" fo:min-width="9.5cm"/>
    </style:style>
    <style:style style:name="gr8" style:family="graphic" style:parent-style-name="standard">
      <style:graphic-properties draw:textarea-horizontal-align="justify" draw:textarea-vertical-align="middle" draw:auto-grow-height="false" fo:min-height="10.15cm" fo:min-width="11.7cm"/>
    </style:style>
    <style:style style:name="gr9" style:family="graphic" style:parent-style-name="standard">
      <style:graphic-properties draw:textarea-horizontal-align="justify" draw:textarea-vertical-align="middle" draw:auto-grow-height="false" fo:min-height="9.45cm" fo:min-width="14.8cm"/>
    </style:style>
    <style:style style:name="gr10" style:family="graphic" style:parent-style-name="standard">
      <style:graphic-properties draw:textarea-horizontal-align="justify" draw:textarea-vertical-align="middle" draw:auto-grow-height="false" fo:min-height="5.35cm" fo:min-width="11.7cm"/>
    </style:style>
    <style:style style:name="gr11" style:family="graphic" style:parent-style-name="standard">
      <style:graphic-properties draw:textarea-horizontal-align="justify" draw:textarea-vertical-align="middle" draw:auto-grow-height="false" fo:min-height="6.35cm" fo:min-width="13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cm" svg:height="2.1cm" svg:x="42.2cm" svg:y="1.5cm">
          <text:p text:style-name="P1">SubnodePathfinder.c</text:p>
          <text:p text:style-name="P1">SubnodePathfinder_star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6.4cm" svg:y1="3.7cm" svg:x2="46.4cm" svg:y2="10.6cm">
          <text:p/>
        </draw:line>
        <draw:custom-shape draw:style-name="gr3" draw:text-style-name="P1" draw:layer="layout" svg:width="6.8cm" svg:height="2.1cm" svg:x="43cm" svg:y="10.7cm">
          <text:p text:style-name="P1">pf-&gt;ra</text:p>
          <text:p text:style-name="P1">ReachabilityAnnounc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cm" svg:height="2.1cm" svg:x="15.4cm" svg:y="11.2cm">
          <text:p text:style-name="P1">pf-&gt;pub.snh</text:p>
          <text:p text:style-name="P1">SupernodeHun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9cm" svg:height="2.1cm" svg:x="71.7cm" svg:y="10.7cm">
          <text:p text:style-name="P1">pf-&gt;pub.rc</text:p>
          <text:p text:style-name="P1">ReachabilityCollec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2.1cm" svg:y1="2.6cm" svg:x2="19.6cm" svg:y2="11.1cm">
          <text:p/>
        </draw:line>
        <draw:line draw:style-name="gr2" draw:text-style-name="P2" draw:layer="layout" svg:x1="50.6cm" svg:y1="2.8cm" svg:x2="74.5cm" svg:y2="10.5cm">
          <text:p/>
        </draw:line>
        <draw:custom-shape draw:style-name="gr6" draw:text-style-name="P3" draw:layer="layout" svg:width="12.2cm" svg:height="16.3cm" svg:x="46.2cm" svg:y="20.6cm">
          <text:p text:style-name="P3">struct Timeout* announceCycle;</text:p>
          <text:p text:style-name="P3">struct Allocator* alloc;</text:p>
          <text:p text:style-name="P3">struct Log* log;</text:p>
          <text:p text:style-name="P3">struct EventBase* base;</text:p>
          <text:p text:style-name="P3">struct MsgCore* msgCore;</text:p>
          <text:p text:style-name="P3">struct Random* rand;</text:p>
          <text:p text:style-name="P3">struct SupernodeHunter* snh;</text:p>
          <text:p text:style-name="P3">struct EncodingScheme* myScheme;</text:p>
          <text:p text:style-name="P3">String* encodingSchemeStr;</text:p>
          <text:p text:style-name="P3">uint8_t signingKeypair[64];</text:p>
          <text:p text:style-name="P3">uint8_t pubSigningKey[32];</text:p>
          <text:p text:style-name="P3">struct ArrayList_OfPeers* localState;</text:p>
          <text:p text:style-name="P3">int64_t timeOfLastReply;</text:p>
          <text:p text:style-name="P3">int64_t clockSkew;</text:p>
          <text:p text:style-name="P3">struct Address snode;</text:p>
          <text:p text:style-name="P3">struct ArrayList_OfMessages* snodeState;</text:p>
          <text:p text:style-name="P3">struct Message* nextMsg;</text:p>
          <text:p text:style-name="P3">struct Message* msgOnWire;</text:p>
          <text:p text:style-name="P3">int64_t msgOnWireSentTime;</text:p>
          <text:p text:style-name="P3">bool resetState;</text:p>
          <text:p text:style-name="P3">enum ReachabilityAnnouncer_State state;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5.9cm" svg:x="34.3cm" svg:y="20.7cm">
          <text:p text:style-name="P4">struct ReachabilityAnnouncer pub;</text:p>
          <text:p text:style-name="P4"/>
          <text:p text:style-name="P4">struct ReachabilityAnnouncer</text:p>
          <text:p text:style-name="P4">{</text:p>
          <text:p text:style-name="P4"><text:s text:c="4"/>int unused;</text:p>
          <text:p text:style-name="P4">};</text:p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2cm" svg:height="10.4cm" svg:x="19.2cm" svg:y="20.6cm">
          <text:p text:style-name="P3">struct AddrSet* authorizedSnodes;</text:p>
          <text:p text:style-name="P3">struct AddrSet* peers;</text:p>
          <text:p text:style-name="P3">int nextPeer;</text:p>
          <text:p text:style-name="P3">struct Address snodeCandidate;</text:p>
          <text:p text:style-name="P3">bool snodePathUpdated;</text:p>
          <text:p text:style-name="P3">struct Allocator* alloc;</text:p>
          <text:p text:style-name="P3">struct Log* log;</text:p>
          <text:p text:style-name="P3">struct MsgCore* msgCore;</text:p>
          <text:p text:style-name="P3">struct EventBase* base;</text:p>
          <text:p text:style-name="P3">struct SwitchPinger* sp;</text:p>
          <text:p text:style-name="P3">struct Address* myAddress;</text:p>
          <text:p text:style-name="P3">String* selfAddrStr;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5.3cm" svg:height="9.7cm" svg:x="2.5cm" svg:y="20.8cm">
          <text:p text:style-name="P4">struct SupernodeHunter pub;</text:p>
          <text:p text:style-name="P4">struct SupernodeHunter</text:p>
          <text:p text:style-name="P4">{</text:p>
          <text:p text:style-name="P4"><text:s text:c="4"/>int snodeIsReachable;</text:p>
          <text:p text:style-name="P4"/>
          <text:p text:style-name="P4"><text:s text:c="4"/>struct Address snodeAddr;</text:p>
          <text:p text:style-name="P4"/>
          <text:p text:style-name="P4"><text:s text:c="4"/>SupernodeHunter_Callback onSnodeChange;</text:p>
          <text:p text:style-name="P4"><text:s text:c="4"/>SupernodeHunter_Callback onSnodeUnreachable;</text:p>
          <text:p text:style-name="P4"><text:s text:c="4"/>void* userData;</text:p>
          <text:p text:style-name="P4"><text:s text:c="4"/>struct Notification* notification;</text:p>
          <text:p text:style-name="P4">};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2.2cm" svg:height="5.6cm" svg:x="75.7cm" svg:y="20.6cm">
          <text:p text:style-name="P3">struct MsgCore* msgCore;</text:p>
          <text:p text:style-name="P3">struct Allocator* alloc;</text:p>
          <text:p text:style-name="P3">struct Log* log;</text:p>
          <text:p text:style-name="P3">struct BoilerplateResponder* br;</text:p>
          <text:p text:style-name="P3">struct Address* myAddr;</text:p>
          <text:p text:style-name="P3">struct ArrayList_OfPeerInfo_pvt* piList;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4.2cm" svg:height="6.6cm" svg:x="60.4cm" svg:y="20.7cm">
          <text:p text:style-name="P4">struct ReachabilityCollector pub;</text:p>
          <text:p text:style-name="P4"/>
          <text:p text:style-name="P4">struct ReachabilityCollector</text:p>
          <text:p text:style-name="P4">{</text:p>
          <text:p text:style-name="P4"><text:s text:c="4"/>ReachabilityCollector_OnChange onChange;</text:p>
          <text:p text:style-name="P4"><text:s text:c="4"/>void* userData;</text:p>
          <text:p text:style-name="P4">}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13.6cm" svg:x2="9.4cm" svg:y2="20.6cm">
          <text:p/>
        </draw:line>
        <draw:line draw:style-name="gr2" draw:text-style-name="P2" draw:layer="layout" svg:x1="20.3cm" svg:y1="13.8cm" svg:x2="24.3cm" svg:y2="20.4cm">
          <text:p/>
        </draw:line>
        <draw:line draw:style-name="gr2" draw:text-style-name="P2" draw:layer="layout" svg:x1="44.5cm" svg:y1="13.2cm" svg:x2="39.4cm" svg:y2="20.3cm">
          <text:p/>
        </draw:line>
        <draw:line draw:style-name="gr2" draw:text-style-name="P2" draw:layer="layout" svg:x1="47.3cm" svg:y1="13.4cm" svg:x2="51.2cm" svg:y2="20.5cm">
          <text:p/>
        </draw:line>
        <draw:line draw:style-name="gr2" draw:text-style-name="P2" draw:layer="layout" svg:x1="73.3cm" svg:y1="13.4cm" svg:x2="68.2cm" svg:y2="20.7cm">
          <text:p/>
        </draw:line>
        <draw:line draw:style-name="gr2" draw:text-style-name="P2" draw:layer="layout" svg:x1="77.2cm" svg:y1="13.4cm" svg:x2="81cm" svg:y2="2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0:05:03.689538926</meta:creation-date>
    <dc:date>2017-11-01T10:36:03.871858753</dc:date>
    <meta:editing-duration>PT20M36S</meta:editing-duration>
    <meta:editing-cycles>4</meta:editing-cycles>
    <meta:generator>LibreOffice/5.1.2.2$Linux_X86_64 LibreOffice_project/10m0$Build-2</meta:generator>
    <meta:document-statistic meta:object-count="19"/>
  </office:meta>
</office:document-meta>
</file>